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c3e79" officeooo:paragraph-rsid="000c3e79" style:font-weight-asian="bold" style:font-weight-complex="bold"/>
    </style:style>
    <style:style style:name="P2" style:family="paragraph" style:parent-style-name="Standard">
      <style:paragraph-properties fo:margin-left="0cm" fo:margin-right="0cm" fo:orphans="2" fo:widows="2" fo:text-indent="0cm" style:auto-text-indent="false"/>
      <style:text-properties fo:font-weight="bold" officeooo:paragraph-rsid="0032213e" fo:background-color="#ffff00" style:font-weight-asian="bold" style:font-weight-complex="bold"/>
    </style:style>
    <style:style style:name="P3" style:family="paragraph" style:parent-style-name="Standard">
      <style:text-properties fo:font-weight="normal" officeooo:rsid="000c35c4" officeooo:paragraph-rsid="000c35c4" style:font-weight-asian="normal" style:font-weight-complex="normal"/>
    </style:style>
    <style:style style:name="P4" style:family="paragraph" style:parent-style-name="Standard" style:list-style-name="L2">
      <style:text-properties fo:font-weight="normal" officeooo:rsid="000c35c4" officeooo:paragraph-rsid="000c35c4" style:font-weight-asian="normal" style:font-weight-complex="normal"/>
    </style:style>
    <style:style style:name="P5" style:family="paragraph" style:parent-style-name="Standard" style:list-style-name="L2">
      <style:text-properties fo:font-weight="normal" officeooo:rsid="000c35c4" officeooo:paragraph-rsid="0018c107" style:font-weight-asian="normal" style:font-weight-complex="normal"/>
    </style:style>
    <style:style style:name="P6" style:family="paragraph" style:parent-style-name="Standard" style:list-style-name="L1">
      <style:text-properties fo:font-weight="normal" officeooo:paragraph-rsid="0013c661" fo:background-color="transparent" style:font-weight-asian="normal" style:font-weight-complex="normal"/>
    </style:style>
    <style:style style:name="P7" style:family="paragraph" style:parent-style-name="Standard" style:list-style-name="L1">
      <style:text-properties fo:font-weight="normal" officeooo:paragraph-rsid="0019c254" fo:background-color="transparent" style:font-weight-asian="normal" style:font-weight-complex="normal"/>
    </style:style>
    <style:style style:name="P8" style:family="paragraph" style:parent-style-name="Standard" style:list-style-name="L1">
      <style:text-properties fo:font-weight="normal" officeooo:paragraph-rsid="001c2095" fo:background-color="transparent" style:font-weight-asian="normal" style:font-weight-complex="normal"/>
    </style:style>
    <style:style style:name="P9" style:family="paragraph" style:parent-style-name="Standard">
      <style:text-properties fo:font-weight="normal" officeooo:paragraph-rsid="0013c661" fo:background-color="transparent" style:font-weight-asian="normal" style:font-weight-complex="normal"/>
    </style:style>
    <style:style style:name="P10" style:family="paragraph" style:parent-style-name="Standard">
      <style:text-properties fo:font-weight="normal" officeooo:paragraph-rsid="001c2095" fo:background-color="transparent" style:font-weight-asian="normal" style:font-weight-complex="normal"/>
    </style:style>
    <style:style style:name="P11" style:family="paragraph" style:parent-style-name="Standard">
      <style:text-properties fo:font-variant="normal" fo:text-transform="none" fo:color="#222222" loext:opacity="100%" style:font-name="Arial" fo:font-size="12pt" fo:letter-spacing="normal" fo:font-style="normal" fo:font-weight="normal" officeooo:rsid="000c3e79" officeooo:paragraph-rsid="000c3e79" style:font-weight-asian="bold" style:font-weight-complex="bold"/>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loext:opacity="100%" fo:letter-spacing="normal"/>
    </style:style>
    <style:style style:name="P13" style:family="paragraph" style:parent-style-name="Standard">
      <style:paragraph-properties fo:margin-left="0cm" fo:margin-right="0cm" fo:orphans="2" fo:widows="2" fo:text-indent="0cm" style:auto-text-indent="false"/>
    </style:style>
    <style:style style:name="P14" style:family="paragraph" style:parent-style-name="Standard" style:list-style-name="L1"/>
    <style:style style:name="P15" style:family="paragraph" style:parent-style-name="Standard" style:list-style-name="L1">
      <style:text-properties officeooo:paragraph-rsid="00122257"/>
    </style:style>
    <style:style style:name="P16" style:family="paragraph" style:parent-style-name="Standard" style:list-style-name="L1">
      <style:text-properties officeooo:paragraph-rsid="0013c661"/>
    </style:style>
    <style:style style:name="P17" style:family="paragraph" style:parent-style-name="Standard" style:list-style-name="L1">
      <style:text-properties officeooo:paragraph-rsid="001b64e7"/>
    </style:style>
    <style:style style:name="P18" style:family="paragraph" style:parent-style-name="Standard">
      <style:text-properties fo:background-color="#ffff00"/>
    </style:style>
    <style:style style:name="P19" style:family="paragraph" style:parent-style-name="Standard" style:list-style-name="L1">
      <style:text-properties fo:color="#000000" loext:opacity="100%" fo:font-weight="normal" officeooo:paragraph-rsid="001c2095" fo:background-color="transparent" style:font-weight-asian="normal" style:font-weight-complex="normal"/>
    </style:style>
    <style:style style:name="P20" style:family="paragraph" style:parent-style-name="Standard" style:list-style-name="L1">
      <style:text-properties fo:color="#000000" loext:opacity="100%" fo:font-weight="normal" officeooo:paragraph-rsid="00217ded" fo:background-color="transparent" style:font-weight-asian="normal" style:font-weight-complex="normal"/>
    </style:style>
    <style:style style:name="P21" style:family="paragraph" style:parent-style-name="Standard" style:list-style-name="L1">
      <style:text-properties fo:color="#000000" loext:opacity="100%" fo:font-weight="normal" officeooo:paragraph-rsid="0025327a" fo:background-color="transparent" style:font-weight-asian="normal" style:font-weight-complex="normal"/>
    </style:style>
    <style:style style:name="P22" style:family="paragraph" style:parent-style-name="Standard">
      <style:text-properties fo:color="#000000" loext:opacity="100%" fo:font-weight="normal" officeooo:paragraph-rsid="001c2095" fo:background-color="transparent" style:font-weight-asian="normal" style:font-weight-complex="normal"/>
    </style:style>
    <style:style style:name="P23" style:family="paragraph" style:parent-style-name="Standard">
      <style:text-properties fo:color="#000000" loext:opacity="100%" fo:font-weight="normal" officeooo:paragraph-rsid="0025327a" fo:background-color="transparent" style:font-weight-asian="normal" style:font-weight-complex="normal"/>
    </style:style>
    <style:style style:name="P24" style:family="paragraph" style:parent-style-name="Standard">
      <style:text-properties fo:color="#000000" loext:opacity="100%" fo:font-weight="normal" officeooo:paragraph-rsid="0028297d" fo:background-color="transparent" style:font-weight-asian="normal" style:font-weight-complex="normal"/>
    </style:style>
    <style:style style:name="P25" style:family="paragraph" style:parent-style-name="Standard">
      <style:text-properties officeooo:paragraph-rsid="0028297d"/>
    </style:style>
    <style:style style:name="P26" style:family="paragraph" style:parent-style-name="Standard" style:list-style-name="L3">
      <style:text-properties officeooo:paragraph-rsid="002a4b3b"/>
    </style:style>
    <style:style style:name="P27" style:family="paragraph" style:parent-style-name="Standard" style:list-style-name="L3">
      <style:text-properties officeooo:paragraph-rsid="002b93c6"/>
    </style:style>
    <style:style style:name="P28" style:family="paragraph" style:parent-style-name="Standard" style:list-style-name="L3">
      <style:text-properties officeooo:paragraph-rsid="002f6aa0"/>
    </style:style>
    <style:style style:name="P29" style:family="paragraph" style:parent-style-name="Standard">
      <style:text-properties officeooo:paragraph-rsid="002b93c6"/>
    </style:style>
    <style:style style:name="P30" style:family="paragraph" style:parent-style-name="Standard">
      <style:text-properties officeooo:paragraph-rsid="002f6aa0"/>
    </style:style>
    <style:style style:name="T1" style:family="text">
      <style:text-properties officeooo:rsid="000cb57e"/>
    </style:style>
    <style:style style:name="T2" style:family="text">
      <style:text-properties fo:font-variant="normal" fo:text-transform="none" fo:color="#222222" loext:opacity="100%" style:font-name="Arial" fo:font-size="12pt" fo:letter-spacing="normal" fo:font-style="normal"/>
    </style:style>
    <style:style style:name="T3" style:family="text">
      <style:text-properties fo:font-variant="normal" fo:text-transform="none" fo:color="#222222" loext:opacity="100%" style:font-name="Arial" fo:font-size="12pt" fo:letter-spacing="normal" fo:font-style="normal" fo:font-weight="normal"/>
    </style:style>
    <style:style style:name="T4" style:family="text">
      <style:text-properties fo:font-variant="normal" fo:text-transform="none" fo:color="#222222" loext:opacity="100%" style:font-name="Arial" fo:font-size="12pt" fo:letter-spacing="normal" fo:font-style="normal" fo:font-weight="normal" officeooo:rsid="00103ce5"/>
    </style:style>
    <style:style style:name="T5" style:family="text">
      <style:text-properties fo:font-variant="normal" fo:text-transform="none" fo:color="#222222" loext:opacity="100%" style:font-name="Arial" fo:font-size="12pt" fo:letter-spacing="normal" fo:font-style="normal" fo:font-weight="normal" officeooo:rsid="0032213e"/>
    </style:style>
    <style:style style:name="T6" style:family="text">
      <style:text-properties fo:font-variant="normal" fo:text-transform="none" fo:color="#222222" loext:opacity="100%" style:font-name="Arial" fo:font-size="12pt" fo:letter-spacing="normal" fo:font-style="normal" officeooo:rsid="00103ce5"/>
    </style:style>
    <style:style style:name="T7" style:family="text">
      <style:text-properties fo:font-variant="normal" fo:text-transform="none" fo:color="#222222" loext:opacity="100%" style:font-name="Arial" fo:font-size="12pt" fo:letter-spacing="normal" fo:font-style="normal" officeooo:rsid="0032213e"/>
    </style:style>
    <style:style style:name="T8" style:family="text">
      <style:text-properties fo:font-variant="normal" fo:text-transform="none" fo:color="#222222" loext:opacity="100%" fo:letter-spacing="normal"/>
    </style:style>
    <style:style style:name="T9" style:family="text">
      <style:text-properties fo:font-variant="normal" fo:text-transform="none" fo:color="#000000" loext:opacity="100%" style:font-name="Arial" fo:font-size="12pt" fo:letter-spacing="normal" fo:font-style="normal" fo:font-weight="bold" officeooo:rsid="00153c7e" fo:background-color="#ffff00" loext:char-shading-value="0" style:font-weight-asian="bold" style:font-weight-complex="bold"/>
    </style:style>
    <style:style style:name="T10" style:family="text">
      <style:text-properties fo:font-variant="normal" fo:text-transform="none" fo:color="#000000" loext:opacity="100%" style:font-name="Arial" fo:font-size="12pt" fo:letter-spacing="normal" fo:font-style="normal" fo:font-weight="bold" officeooo:rsid="00153c7e" style:font-weight-asian="bold" style:font-weight-complex="bold"/>
    </style:style>
    <style:style style:name="T11" style:family="text">
      <style:text-properties fo:font-variant="normal" fo:text-transform="none" fo:color="#000000" loext:opacity="100%" style:font-name="Arial" fo:font-size="12pt" fo:letter-spacing="normal" fo:font-style="normal" fo:font-weight="bold" officeooo:rsid="00153c7e" style:font-weight-asian="bold" style:font-weight-complex="bold"/>
    </style:style>
    <style:style style:name="T12" style:family="text">
      <style:text-properties fo:font-variant="normal" fo:text-transform="none" fo:color="#000000" loext:opacity="100%" style:font-name="Arial" fo:font-size="12pt" fo:letter-spacing="normal" fo:font-style="normal" officeooo:rsid="00153c7e"/>
    </style:style>
    <style:style style:name="T13" style:family="text">
      <style:text-properties style:font-name="Arial" fo:font-size="12pt" fo:font-style="normal" fo:font-weight="normal"/>
    </style:style>
    <style:style style:name="T14" style:family="text">
      <style:text-properties style:font-name="Arial" fo:font-size="12pt" fo:font-style="normal" fo:font-weight="normal" officeooo:rsid="00103ce5"/>
    </style:style>
    <style:style style:name="T15" style:family="text">
      <style:text-properties officeooo:rsid="00153c7e"/>
    </style:style>
    <style:style style:name="T16" style:family="text">
      <style:text-properties fo:font-weight="bold" officeooo:rsid="001c2095" style:font-weight-asian="bold" style:font-weight-complex="bold"/>
    </style:style>
    <style:style style:name="T17" style:family="text">
      <style:text-properties fo:font-weight="bold" officeooo:rsid="00153c7e" fo:background-color="#ffff00" loext:char-shading-value="0" style:font-weight-asian="bold" style:font-weight-complex="bold"/>
    </style:style>
    <style:style style:name="T18" style:family="text">
      <style:text-properties fo:font-weight="bold" officeooo:rsid="0025327a" fo:background-color="#ffff00" loext:char-shading-value="0" style:font-weight-asian="bold" style:font-weight-complex="bold"/>
    </style:style>
    <style:style style:name="T19" style:family="text">
      <style:text-properties fo:color="#000000" loext:opacity="100%" fo:font-weight="bold" officeooo:rsid="00153c7e" fo:background-color="#ffff00" loext:char-shading-value="0" style:font-weight-asian="bold" style:font-weight-complex="bold"/>
    </style:style>
    <style:style style:name="T20" style:family="text">
      <style:text-properties fo:color="#000000" loext:opacity="100%" fo:font-weight="bold" officeooo:rsid="00153c7e" fo:background-color="#ffff00" loext:char-shading-value="0" style:font-weight-asian="bold" style:font-weight-complex="bold"/>
    </style:style>
    <style:style style:name="T21" style:family="text">
      <style:text-properties fo:color="#000000" loext:opacity="100%" fo:font-weight="bold" officeooo:rsid="001c2095" fo:background-color="#ffff00" loext:char-shading-value="0" style:font-weight-asian="bold" style:font-weight-complex="bold"/>
    </style:style>
    <style:style style:name="T22" style:family="text">
      <style:text-properties fo:color="#000000" loext:opacity="100%" fo:font-weight="bold" officeooo:rsid="001c9e12" fo:background-color="#ffff00" loext:char-shading-value="0" style:font-weight-asian="bold" style:font-weight-complex="bold"/>
    </style:style>
    <style:style style:name="T23" style:family="text">
      <style:text-properties fo:color="#000000" loext:opacity="100%" fo:font-weight="bold" officeooo:rsid="0025327a" fo:background-color="#ffff00" loext:char-shading-value="0" style:font-weight-asian="bold" style:font-weight-complex="bold"/>
    </style:style>
    <style:style style:name="T24" style:family="text">
      <style:text-properties fo:color="#000000" loext:opacity="100%" fo:font-weight="bold" officeooo:rsid="0028297d" fo:background-color="#ffff00" loext:char-shading-value="0" style:font-weight-asian="bold" style:font-weight-complex="bold"/>
    </style:style>
    <style:style style:name="T25" style:family="text">
      <style:text-properties fo:color="#000000" loext:opacity="100%" fo:font-weight="bold" officeooo:rsid="002a4b3b" fo:background-color="#ffff00" loext:char-shading-value="0" style:font-weight-asian="bold" style:font-weight-complex="bold"/>
    </style:style>
    <style:style style:name="T26" style:family="text">
      <style:text-properties fo:color="#000000" loext:opacity="100%" officeooo:rsid="00153c7e"/>
    </style:style>
    <style:style style:name="T27" style:family="text">
      <style:text-properties fo:color="#000000" loext:opacity="100%" style:font-name="Arial" fo:font-size="12pt" fo:font-style="normal" fo:font-weight="bold" officeooo:rsid="00153c7e" fo:background-color="#ffff00" loext:char-shading-value="0" style:font-weight-asian="bold" style:font-weight-complex="bold"/>
    </style:style>
    <style:style style:name="T28" style:family="text">
      <style:text-properties fo:color="#000000" loext:opacity="100%" officeooo:rsid="00334347"/>
    </style:style>
    <style:style style:name="T29" style:family="text">
      <style:text-properties officeooo:rsid="001c209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Funzionalità posso implementare per la demo:</text:h>
      <text:p text:style-name="Standard"/>
      <text:p text:style-name="Standard">INSERIMENTO DATI</text:p>
      <text:list xml:id="list1821541939" text:style-name="L1">
        <text:list-item>
          <text:p text:style-name="P14">iniziare la presentazione con le funzionalità di log-in e caricamento dati.</text:p>
          <text:p text:style-name="P14"/>
        </text:list-item>
        <text:list-item>
          <text:p text:style-name="P15">TITOLO OPERA: </text:p>
          <text:list>
            <text:list-item>
              <text:p text:style-name="P17">nel copia/incolla, rispettare la formattazione del testo di partenza (parole in corsivo, parole <text:tab/>in tondo) <text:span text:style-name="T20">[John: Cosa intendete con “parole in tondo”?]</text:span></text:p>
            </text:list-item>
          </text:list>
          <text:p text:style-name="P14"/>
        </text:list-item>
        <text:list-item>
          <text:p text:style-name="P14">CAMPO AUTORE:</text:p>
          <text:list>
            <text:list-item>
              <text:p text:style-name="P14">1) nella demo bisognerebbe illustrare cosa compare cliccando su “seleziona preesistente”; spiegare, a voce, a cosa serve il tasto “aggiungi”, o mostrarne rapidamente la funzionalità.</text:p>
            </text:list-item>
            <text:list-item>
              <text:p text:style-name="P14">2) spostare il sottocampo “nome” in alto, al primo posto, sopra “Formula precedente”: il box “nome” [autore] deve essere il primo a comparire.</text:p>
            </text:list-item>
            <text:list-item>
              <text:p text:style-name="P14">3) il sottocampo “Categoria autore” non deve essere un campo libero, ma un menù a tendina (da mostrare nella DEMO) che permette di scegliere una tra queste opzioni:</text:p>
            </text:list-item>
            <text:list-item>
              <text:p text:style-name="P15">“Opera firmata” / “Opera attribuita” / “Opera documentata” (in alternativa il sottocampo può essere lasciato vuoto, senza nessuna preferenza di selezione tra le tre voci).</text:p>
              <text:p text:style-name="P15"/>
            </text:list-item>
          </text:list>
        </text:list-item>
        <text:list-item>
          <text:p text:style-name="P15">CAMPO CRONOLOGIA:</text:p>
          <text:list>
            <text:list-item>
              <text:p text:style-name="P15">1) il titoletto “ricerca in data” non ha motivo di esistere nella maschera di caricamento dati: eliminare;</text:p>
            </text:list-item>
            <text:list-item>
              <text:p text:style-name="P16">2) “etichetta data” va riempita nella demo: è importante che sia così perché il contenuto di questo campo è quello che poi effettivamente compare nella scheda, mentre gli estremi cronologici inseriti in “data da” e “data a” non sono visibili nella scheda ma funzionali all’ordinamento cronologico delle opere (timeline). In questa demo, nella visualizzazione finale della scheda il campo cronologia risulta vuoto, sarebbe meglio che non fosse così.</text:p>
            </text:list-item>
          </text:list>
        </text:list-item>
        <text:list-item>
          <text:p text:style-name="P16">CAMPO UBICAZIONE:</text:p>
          <text:list>
            <text:list-item>
              <text:p text:style-name="P16">1) sostituire “Descrizione” (sic) con “Note”, come indicato nel file “Lumina –Documentazione Tecnica”.</text:p>
              <text:p text:style-name="P16"/>
            </text:list-item>
          </text:list>
        </text:list-item>
        <text:list-item>
          <text:p text:style-name="P16">CAMPO CLASSIFICAZIONE OPERA:</text:p>
          <text:list>
            <text:list-item>
              <text:p text:style-name="P16">1) le voci dovrebbero essere al singolare (“dipinto”, non “dipinti”) o al più nella forma</text:p>
            </text:list-item>
          </text:list>
          <text:p text:style-name="P16">“dipinto/i”;</text:p>
          <text:list text:continue-numbering="true">
            <text:list-item>
              <text:p text:style-name="P16">2) nella DEMO si dovrebbe aprire il menu a tendina e far scorrere l’elenco precompilato</text:p>
            </text:list-item>
          </text:list>
          <text:p text:style-name="P16">delle categorie. <text:span text:style-name="T20">[John: Cosa intendete con questo? Mi potete fare un esempio?]</text:span></text:p>
          <text:p text:style-name="P16"><text:span text:style-name="T20"/></text:p>
        </text:list-item>
        <text:list-item>
          <text:p text:style-name="P6"><text:span text:style-name="T26">CAMPO MATERIALI:</text:span></text:p>
          <text:list>
            <text:list-item>
              <text:p text:style-name="P6"><text:span text:style-name="T26">1) mostrare il menu a tendina sotto il campo con “Seleziona preesistente”. Come nel caso del campo autore, spiegare che il menu si completa in automatico delle nuove voci inserite; spiegare, inoltre, la funzione del tasto “Aggiungi”;</text:span></text:p>
              <text:p text:style-name="P6"><text:span text:style-name="T26"/></text:p>
            </text:list-item>
          </text:list>
        </text:list-item>
        <text:list-item>
          <text:p text:style-name="P6"><text:span text:style-name="T26">CAMPO MOSTRE:</text:span></text:p>
          <text:list>
            <text:list-item>
              <text:p text:style-name="P6"><text:span text:style-name="T26">1) [nota per tutti] commentando la demo, ricordarsi di spiegare la ragione della complessità di quel campo, cioè che, per essere ricercabile, non può essere riempito con un semplice copia e incolla, ma occorre scomporre i dati;</text:span></text:p>
            </text:list-item>
            <text:list-item>
              <text:p text:style-name="P6"><text:span text:style-name="T26">2) andrebbe mostrato che il tasto “aggiungi” serve a moltiplicare il campo, non ad altro (lo si potrebbe fare senza necessità di compilare il secondo campo, ma solo per dar conto di come lavora il campo)</text:span></text:p>
            </text:list-item>
          </text:list>
        </text:list-item>
      </text:list>
      <text:p text:style-name="P9"><text:soft-page-break/><text:span text:style-name="T26"/></text:p>
      <text:list xml:id="list120249846044703" text:continue-numbering="true" text:style-name="L1">
        <text:list-item>
          <text:p text:style-name="P7"><text:span text:style-name="T26">FUNZIONE “SALVA BOZZA”:</text:span></text:p>
          <text:list>
            <text:list-item>
              <text:p text:style-name="P7"><text:span text:style-name="T26">Bisognerebbe darne conto subito, di modo da rassicurare chi vuol sapere se l’inserimento dati </text:span><text:span text:style-name="T28">può</text:span><text:span text:style-name="T26"> essere interrotto oppure bisogna arrivare in fondo, pena la perdita di tutto il lavoro. Quando si arriva in fondo c’è un tasto “invia” che allarma chi non intende inviare la scheda al valutatore, sapendo di doverla modificare/completare in una sessione di lavoro diversa. Nella precedente versione eravamo convenuti sull’opportunità di inserire tre tasti che distinguessero altrettante funzioni (vedi diagramma casi d’uso): “salva bozza e chiudi”; “modifica bozza”; “invia bozza per approvazione”.</text:span></text:p>
            </text:list-item>
          </text:list>
        </text:list-item>
        <text:list-item>
          <text:p text:style-name="P7"><text:span text:style-name="T26">Cosa ne facciamo negli esempi non mostrati, tipo “ambito”, “proprietà giuridica”, “misure”,</text:span></text:p>
          <text:p text:style-name="P8"><text:span text:style-name="T26">“provenienza”, “Commento”? Ce la fai a completare la demo con la dimostrazione di tutte le funzionalità di inserimento dati? </text:span><text:span text:style-name="T19">[John: </text:span><text:span text:style-name="T21">per “ambito”, “proprietà giuridica”, “provenienza” e “commento” ci riesco. Misure attualmente ha dei problemi che non so se riuscirò a risolvere per la demo </text:span><text:span text:style-name="T22">(mancanza di tempo)</text:span><text:span text:style-name="T21"> ]</text:span></text:p>
          <text:p text:style-name="P8"><text:span text:style-name="T21"/></text:p>
        </text:list-item>
      </text:list>
      <text:p text:style-name="P22"><text:span text:style-name="T29">FUNZIONI AMMINISTRATORE, APPROVAZIONE/RIGETTO SCHEDA</text:span></text:p>
      <text:p text:style-name="P22"><text:span text:style-name="T16"/></text:p>
      <text:list xml:id="list120249547523700" text:continue-numbering="true" text:style-name="L1">
        <text:list-item>
          <text:p text:style-name="P19"><text:span text:style-name="T29">TITOLO OPERA:</text:span></text:p>
          <text:list>
            <text:list-item>
              <text:p text:style-name="P19"><text:span text:style-name="T29">1) nel copia/incolla, rispettare la formattazione del testo di partenza (parole in corsivo, parole in tondo)</text:span></text:p>
              <text:p text:style-name="P19"/>
            </text:list-item>
          </text:list>
        </text:list-item>
        <text:list-item>
          <text:p text:style-name="P20"><text:span text:style-name="T29">CAMPO AUTORE:</text:span></text:p>
          <text:list>
            <text:list-item>
              <text:p text:style-name="P21"><text:span text:style-name="T29">1) la virgola dopo “Maestro della Croce di San Michele in Foro” non ha motivo di esistere, essendoci un solo autore. Possibile rimuoverla?</text:span><text:span text:style-name="T17">[John: </text:span><text:span text:style-name="T18">Si]</text:span></text:p>
              <text:p text:style-name="P19"/>
            </text:list-item>
          </text:list>
        </text:list-item>
        <text:list-item>
          <text:p text:style-name="P19">CRONOLOGIA:</text:p>
          <text:list>
            <text:list-item>
              <text:p text:style-name="P19">1) il campo appare vuoto perché non è stata compilata l’“etichetta data” (vedi commento supra). Segnaliamo, però, in generale, che i campi lasciati vuoti non dovrebbero comparire MAI.</text:p>
              <text:p text:style-name="P19"/>
            </text:list-item>
          </text:list>
        </text:list-item>
        <text:list-item>
          <text:p text:style-name="P19">UBICAZIONE:</text:p>
          <text:list>
            <text:list-item>
              <text:p text:style-name="P21">1) la virgola dopo “Lucca, Museo Nazionale di Villa Guinigi” non ha motivo di esistere, non essendo seguita da niente. Possibile rimuoverla?<text:span text:style-name="T17">[John: </text:span><text:span text:style-name="T18">Si]</text:span></text:p>
            </text:list-item>
          </text:list>
        </text:list-item>
      </text:list>
      <text:p text:style-name="P22"/>
      <text:p text:style-name="P22"/>
      <text:p text:style-name="P22">La presentazione si interrompe senza visualizzare tutti i campi. Corretto? Pensi sia possibile</text:p>
      <text:p text:style-name="P23">completarla?<text:span text:style-name="T15"> </text:span><text:span text:style-name="T17">[John: </text:span><text:span text:style-name="T18">Si]</text:span></text:p>
      <text:p text:style-name="P10"><text:span text:style-name="T21"/></text:p>
      <text:p text:style-name="P18"/>
      <text:p text:style-name="P25">È possibile visualizzare la galleria fotografica? <text:span text:style-name="T20">[John: </text:span><text:span text:style-name="T24">Si</text:span><text:span text:style-name="T23">]</text:span></text:p>
      <text:p text:style-name="P25"><text:span text:style-name="T23"/></text:p>
      <text:p text:style-name="P24">Inoltre, più importante perché può ingenerare confusione: dopo l’approvazione della scheda,</text:p>
      <text:p text:style-name="P24">compare una schermata “Bozze”, con sotto “Crea una nuova bozza”. Questa NON É una</text:p>
      <text:p text:style-name="P24">funzionalità dell’Amministratore, che visualizza le bozze inviategli e approva o rigetta.</text:p>
      <text:p text:style-name="P24">Nel caso in cui l’amministratore coincida con l’autore di una scheda, questo dovrebbe effettuare</text:p>
      <text:p text:style-name="P24">un log-in con credenziali da Schedatore (vedi Diagramma casi d’uso). </text:p>
      <text:p text:style-name="Standard"/>
      <text:p text:style-name="Standard">RICERCA NEL SITO</text:p>
      <text:p text:style-name="Standard"/>
      <text:list xml:id="list3907918151" text:style-name="L3">
        <text:list-item>
          <text:p text:style-name="P26">VICENDE COLLEZIONISTICHE E STORIA ESPOSITIVA:</text:p>
          <text:list>
            <text:list-item>
              <text:p text:style-name="P26">perché l’ultimo rigo è in grassetto? <text:span text:style-name="T20">[John: </text:span><text:span text:style-name="T25">Non lo so ma lo correggo</text:span><text:span text:style-name="T23">]</text:span></text:p>
            </text:list-item>
          </text:list>
        </text:list-item>
        <text:list-item>
          <text:p text:style-name="P27"><text:soft-page-break/>“RICERCA IN TITOLO OPERA”:</text:p>
          <text:list>
            <text:list-item>
              <text:p text:style-name="P27">rimuovere la maiuscola da “Titolo” Più in generale, occorre che i titoli dei campi siano gli stessi presenti nella maschera di inserimento, e nello stesso ordine, dunque: per quanto riguarda i titoli:</text:p>
              <text:list>
                <text:list-item>
                  <text:p text:style-name="P27">1) modificare “ricerca in nome autore” in “ricerca in autore/i” [chi fa la ricerca non sa che quel campo è più complesso e che la ricerca agisce sono su nome, e non su “formula precedente, successiva, ecc.; l’unico confronto che può fare (e da cui può rimanere disorientato) è con la scheda visualizzata, che ha solo il titolo “Autore/i”; per questo è bene che anche nella maschera di ricerca si veda “autore/i” (senza nome)]; 2) aggiungere la “Ricerca in cronologia” [dell’opera] (è un campo fondamentale per chi volesse cercare tutte le opere eseguite da una tal data a un’altra tal data; tanto più che lo si consente per le mostre, e l’assenza risulterebbe macroscopica nella Demo);</text:p>
                </text:list-item>
                <text:list-item>
                  <text:p text:style-name="P27">3) rimuovere “ricerca in nome inventario”, che non ha corrispondenza alcuna nei campi di inserimento dati;</text:p>
                </text:list-item>
                <text:list-item>
                  <text:p text:style-name="P27">4) modificare “ricerca in numero inventario” in “ricerca in numero di inventario”</text:p>
                  <text:p text:style-name="P27"><text:s/>(aggiungere ‘di’);</text:p>
                </text:list-item>
                <text:list-item>
                  <text:p text:style-name="P27">5) manca “ricerca in proprietà giuridica”;</text:p>
                </text:list-item>
                <text:list-item>
                  <text:p text:style-name="P27">6) modificare “ricerca in storia espositiva” in “ricerca in vicende collezionistiche e storia espositiva”;</text:p>
                </text:list-item>
                <text:list-item>
                  <text:p text:style-name="P28">7) modificare “ricerca in corpo scheda” in “ricerca in commento storico-critico”.</text:p>
                </text:list-item>
              </text:list>
            </text:list-item>
          </text:list>
        </text:list-item>
      </text:list>
      <text:p text:style-name="P30"/>
      <text:list xml:id="list120248737668628" text:continue-numbering="true" text:style-name="L3">
        <text:list-item>
          <text:p text:style-name="P28">I CAMPI BIBLIOGRAFIA ED ALTRA BIBLIOGRAFIA NON DEVONO ESSERE RICERCABILI.</text:p>
          <text:p text:style-name="P28"/>
        </text:list-item>
        <text:list-item>
          <text:p text:style-name="P28">Per quanto riguarda l’ordine dei campi, questo deve essere lo stesso seguito nell’inserimento: </text:p>
        </text:list-item>
      </text:list>
      <text:p text:style-name="P30"><text:tab/><text:tab/>“Titolo Opera”</text:p>
      <text:p text:style-name="P29"><text:tab/><text:tab/>“Autore/i”</text:p>
      <text:p text:style-name="P29"><text:tab/><text:tab/>“Cronologia”</text:p>
      <text:p text:style-name="P29"><text:tab/><text:tab/>“Ambito”</text:p>
      <text:p text:style-name="P29"><text:tab/><text:tab/>“Ubicazione”</text:p>
      <text:p text:style-name="P29"><text:tab/><text:tab/>“Numero di Inventario”</text:p>
      <text:p text:style-name="P29"><text:tab/><text:tab/>“Proprietà giuridica”</text:p>
      <text:p text:style-name="P29"><text:tab/><text:tab/>“Classificazione opera”</text:p>
      <text:p text:style-name="P29"><text:tab/><text:tab/>“Materiali”, “tecniche”</text:p>
      <text:p text:style-name="P29"><text:tab/><text:tab/>“Misure”</text:p>
      <text:p text:style-name="P29"><text:tab/><text:tab/>“Provenienze”</text:p>
      <text:p text:style-name="P29"><text:tab/><text:tab/>“Iscrizioni”</text:p>
      <text:p text:style-name="P29"><text:tab/><text:tab/>“Vicende collezionistiche e storia espositiva”</text:p>
      <text:p text:style-name="P29"><text:tab/><text:tab/>“Descrizione sintetica”</text:p>
      <text:p text:style-name="P29"><text:tab/><text:tab/>“Commento storico-critico”</text:p>
      <text:p text:style-name="P29"><text:tab/><text:tab/>“Mostre”</text:p>
      <text:p text:style-name="P29"><text:tab/><text:tab/>“Bibliografia”</text:p>
      <text:p text:style-name="P29"><text:tab/><text:tab/>“Altra bibliografia” (questi due campi vanno espunti dalle funzionalità di ricerca)</text:p>
      <text:p text:style-name="P30"><text:tab/><text:tab/>“Documentazione fotografica”</text:p>
      <text:p text:style-name="P30"><text:tab/></text:p>
      <text:p text:style-name="P30">Segnaliamo in particolare la posizione scorretta di “Materiali” e “tecniche”, finiti nel campo “mostre”.</text:p>
      <text:h text:style-name="Heading_20_2" text:outline-level="2"><text:soft-page-break/>Funzionalità non posso implementare per la demo perché non ho tempo:</text:h>
      <text:p text:style-name="P3"/>
      <text:list xml:id="list4041691527" text:style-name="L2">
        <text:list-item>
          <text:p text:style-name="P5">CAMPO DOCUMENTAZIONE FOTOGRAFICA:</text:p>
          <text:list>
            <text:list-item>
              <text:p text:style-name="P5">Attenzione, non serve per il caricamento delle immagini! “Documentazione fotografica” è un campo libero di solo testo composto da stringhe di numeri e lettere (corrispondenti ai codici di inventario delle fotografie esistenti, relative a opere e oggetti). Qui, invece, nel campo “Documentazione fotografica” si presentano le funzioni di caricamento delle immagini nel sito e delle rispettive didascalie, che andranno a comporre la galleria fotografica del sito. Sono due funzioni diverse</text:p>
            </text:list-item>
          </text:list>
          <text:p text:style-name="P4"/>
          <text:p text:style-name="P4"/>
        </text:list-item>
      </text:list>
      <text:h text:style-name="Heading_20_2" text:outline-level="2">Funzionalità <text:span text:style-name="T1">richieste</text:span> che non rispettano i requisiti</text:h>
      <text:p text:style-name="P1"/>
      <text:p text:style-name="P11">"CAMPO BIBLIOGRAFIA:</text:p>
      <text:p text:style-name="P13"><text:span text:style-name="T3">1) Essendo di testo libero e compilabile con un semplice copia e incolla, la moltiplicazione</text:span><text:line-break/><text:span text:style-name="T3">del campo non avrebbe ragione di esistere, posto che a ogni accesso dell’utente il testo</text:span><text:line-break/><text:span text:style-name="T3">possa essere modificato</text:span><text:line-break/><text:span text:style-name="T8"> </text:span><text:span text:style-name="T3">CAMPO ALTRA BIBLIOGRAFIA:</text:span><text:line-break/><text:span text:style-name="T3">1) Stessa osservazione di sopra. Ricordarsi di spiegare la differenza fra “bibliografia” e</text:span></text:p>
      <text:p text:style-name="P12">“<text:span text:style-name="T13">altra bibliografia”;"</text:span></text:p>
      <text:p text:style-name="P12"><text:span text:style-name="T13"/></text:p>
      <text:p text:style-name="P2"><text:span text:style-name="T2"><text:s/></text:span><text:span text:style-name="T12">[John: </text:span><text:span text:style-name="T2">Nella documentazione è specificato che sono campi 1N, non ve l</text:span><text:span text:style-name="T6">i</text:span><text:span text:style-name="T2"> posso cambiare.</text:span><text:span text:style-name="T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0:59:39.105958674</meta:creation-date>
    <meta:generator>LibreOffice/7.3.7.2$Linux_X86_64 LibreOffice_project/30$Build-2</meta:generator>
    <dc:date>2024-03-06T12:02:47.732990485</dc:date>
    <meta:editing-duration>PT42M15S</meta:editing-duration>
    <meta:editing-cycles>33</meta:editing-cycles>
    <meta:document-statistic meta:table-count="0" meta:image-count="0" meta:object-count="0" meta:page-count="4" meta:paragraph-count="102" meta:word-count="1277" meta:character-count="8311" meta:non-whitespace-character-count="7140"/>
  </office:meta>
</office:document-meta>
</file>